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9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9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384" calcext:value-type="float">
            <text:p>23.1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8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7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7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6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9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6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2000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9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25176" calcext:value-type="float">
            <text:p>23.12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8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7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6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5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0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90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2424" calcext:value-type="float">
            <text:p>22.44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8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8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8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7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7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6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6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5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6952" calcext:value-type="float">
            <text:p>22.85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1975</text:p>
          </table:table-cell>
          <table:table-cell office:value-type="string" calcext:value-type="string">
            <text:p>1983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